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4000000320A9C6373E.jpg"/>
  <manifest:file-entry manifest:media-type="image/jpeg" manifest:full-path="Pictures/10000000000004B0000004B06888D146.jpg"/>
  <manifest:file-entry manifest:media-type="image/jpeg" manifest:full-path="Pictures/1000000000000400000004004A786F4A.jpg"/>
  <manifest:file-entry manifest:media-type="image/jpeg" manifest:full-path="Pictures/100000000000079D000008708B9F794B.jpg"/>
  <manifest:file-entry manifest:media-type="image/jpeg" manifest:full-path="Pictures/100000000000019000000190E71F2587.jpg"/>
  <manifest:file-entry manifest:media-type="image/jpeg" manifest:full-path="Pictures/10000000000000CE0000010481F4D1BB.jpg"/>
  <manifest:file-entry manifest:media-type="image/jpeg" manifest:full-path="Pictures/10000000000001F4000001684D935C87.jpg"/>
  <manifest:file-entry manifest:media-type="image/jpeg" manifest:full-path="Pictures/10000000000000C8000000C89020D98D.jpg"/>
  <manifest:file-entry manifest:media-type="image/jpeg" manifest:full-path="Pictures/10000000000001900000019003D1A30C.jpg"/>
  <manifest:file-entry manifest:media-type="image/jpeg" manifest:full-path="Pictures/100000000000021C0000012FF409CB9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0.55cm"/>
    </style:style>
    <style:style style:name="co4" style:family="table-column">
      <style:table-column-properties fo:break-before="auto" style:column-width="1.101cm"/>
    </style:style>
    <style:style style:name="co5" style:family="table-column">
      <style:table-column-properties fo:break-before="auto" style:column-width="1.446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36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984" table:default-cell-style-name="ce2"/>
        <table:table-row table:style-name="ro1">
          <table:table-cell table:style-name="ce1" office:value-type="string">
            <text:p>2017/18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9"/>
          <table:table-cell>
            <draw:frame table:end-cell-address="Tabelle1.AG2" table:end-x="0.186cm" table:end-y="0.308cm" draw:z-index="0" draw:name="Grafik 1" draw:style-name="gr1" draw:text-style-name="P1" svg:width="0.5cm" svg:height="0.3cm" svg:x="0.234cm" svg:y="0.008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9"/>
          <table:table-cell>
            <draw:frame table:end-cell-address="Tabelle1.AG3" table:end-x="0.186cm" table:end-y="0.366cm" draw:z-index="1" draw:name="Grafik 2" draw:style-name="gr1" draw:text-style-name="P1" svg:width="0.5cm" svg:height="0.35cm" svg:x="0.234cm" svg:y="0.016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9"/>
          <table:table-cell>
            <draw:frame table:end-cell-address="Tabelle1.AG4" table:end-x="0.186cm" table:end-y="0.524cm" draw:z-index="2" draw:name="Grafik 3" draw:style-name="gr1" draw:text-style-name="P1" svg:width="0.5cm" svg:height="0.5cm" svg:x="0.234cm" svg:y="0.024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9"/>
          <table:table-cell>
            <draw:frame table:end-cell-address="Tabelle1.AG5" table:end-x="0.186cm" table:end-y="0.53cm" draw:z-index="3" draw:name="Grafik 4" draw:style-name="gr1" draw:text-style-name="P1" svg:width="0.5cm" svg:height="0.5cm" svg:x="0.234cm" svg:y="0.03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9"/>
          <table:table-cell>
            <draw:frame table:end-cell-address="Tabelle1.AG6" table:end-x="0.085cm" table:end-y="0.538cm" draw:z-index="4" draw:name="Grafik 5" draw:style-name="gr1" draw:text-style-name="P1" svg:width="0.4cm" svg:height="0.5cm" svg:x="0.233cm" svg:y="0.038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9"/>
          <table:table-cell>
            <draw:frame table:end-cell-address="Tabelle1.AG7" table:end-x="0.185cm" table:end-y="0.546cm" draw:z-index="5" draw:name="Grafik 6" draw:style-name="gr1" draw:text-style-name="P1" svg:width="0.5cm" svg:height="0.5cm" svg:x="0.233cm" svg:y="0.046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9"/>
          <table:table-cell>
            <draw:frame table:end-cell-address="Tabelle1.AG9" table:end-x="0.036cm" table:end-y="0.005cm" draw:z-index="6" draw:name="Grafik 7" draw:style-name="gr1" draw:text-style-name="P1" svg:width="0.35cm" svg:height="0.5cm" svg:x="0.234cm" svg:y="0.054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9"/>
          <table:table-cell>
            <draw:frame table:end-cell-address="Tabelle1.AG10" table:end-x="0.186cm" table:end-y="0.013cm" draw:z-index="7" draw:name="Grafik 8" draw:style-name="gr1" draw:text-style-name="P1" svg:width="0.5cm" svg:height="0.5cm" svg:x="0.234cm" svg:y="0.06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9"/>
          <table:table-cell>
            <draw:frame table:end-cell-address="Tabelle1.AG11" table:end-x="0.186cm" table:end-y="0.021cm" draw:z-index="8" draw:name="Grafik 9" draw:style-name="gr1" draw:text-style-name="P1" svg:width="0.5cm" svg:height="0.5cm" svg:x="0.234cm" svg:y="0.069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9"/>
          <table:table-cell>
            <draw:frame table:end-cell-address="Tabelle1.AG12" table:end-x="0.186cm" table:end-y="0.027cm" draw:z-index="9" draw:name="Grafik 10" draw:style-name="gr1" draw:text-style-name="P1" svg:width="0.5cm" svg:height="0.5cm" svg:x="0.234cm" svg:y="0.076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30.04.2018</text:date>, <text:time>22:18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8-04-30T21:59:23.68</meta:creation-date>
    <meta:generator>OpenOffice/4.1.4$Win32 OpenOffice.org_project/414m5$Build-9788</meta:generator>
    <dc:date>2018-04-30T22:18:33.49</dc:date>
    <dc:creator>Felix Kahlert</dc:creator>
    <meta:editing-duration>PT19M9S</meta:editing-duration>
    <meta:editing-cycles>2</meta:editing-cycles>
    <meta:document-statistic meta:table-count="3" meta:cell-count="49" meta:object-count="10"/>
  </office:meta>
</office:document-meta>
</file>